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8054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8043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804979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0459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35904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836518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83656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83628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836134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35545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41305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414080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409984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408448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408704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404352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408192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406144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4148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4168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41177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paragraph-properties fo:padding="0in" fo:border="none"/>
      <style:text-properties fo:font-variant="small-caps" style:text-position="5% 100%" style:font-name="Ringside Regular1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54:07.091272060</dc:date>
    <meta:editing-duration>PT4H23M11S</meta:editing-duration>
    <meta:editing-cycles>13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